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01cm" fo:margin-bottom="0.101cm" style:contextual-spacing="false"/>
    </style:style>
    <style:style style:name="P3"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P4" style:family="paragraph" style:parent-style-name="Standard">
      <style:paragraph-properties fo:margin-top="0.101cm" fo:margin-bottom="0.101cm" style:contextual-spacing="false" fo:text-align="center" style:justify-single-word="false"/>
      <style:text-properties officeooo:paragraph-rsid="000acb61"/>
    </style:style>
    <style:style style:name="P5" style:family="paragraph" style:parent-style-name="Standard">
      <style:paragraph-properties fo:margin-top="0.101cm" fo:margin-bottom="0.101cm" style:contextual-spacing="false"/>
      <style:text-properties officeooo:paragraph-rsid="00259b1a"/>
    </style:style>
    <style:style style:name="P6" style:family="paragraph" style:parent-style-name="body">
      <style:text-properties officeooo:paragraph-rsid="001090b9"/>
    </style:style>
    <style:style style:name="P7" style:family="paragraph" style:parent-style-name="paragraph01">
      <style:text-properties officeooo:paragraph-rsid="000f1315"/>
    </style:style>
    <style:style style:name="P8" style:family="paragraph" style:parent-style-name="paragraph01">
      <style:text-properties officeooo:paragraph-rsid="000ff09e"/>
    </style:style>
    <style:style style:name="P9" style:family="paragraph" style:parent-style-name="paragraph01">
      <style:text-properties officeooo:paragraph-rsid="0015381c"/>
    </style:style>
    <style:style style:name="P10" style:family="paragraph" style:parent-style-name="paragraph01">
      <style:text-properties fo:font-style="italic" style:font-style-asian="italic" style:font-style-complex="italic"/>
    </style:style>
    <style:style style:name="P11" style:family="paragraph" style:parent-style-name="paragraph01">
      <style:text-properties officeooo:paragraph-rsid="00188ebb"/>
    </style:style>
    <style:style style:name="P12" style:family="paragraph" style:parent-style-name="paragraph01">
      <style:text-properties officeooo:paragraph-rsid="001a7297"/>
    </style:style>
    <style:style style:name="P13" style:family="paragraph" style:parent-style-name="paragraph01">
      <style:text-properties officeooo:paragraph-rsid="0023e19d"/>
    </style:style>
    <style:style style:name="P14" style:family="paragraph" style:parent-style-name="paragraph01">
      <style:text-properties style:font-name="Liberation Serif"/>
    </style:style>
    <style:style style:name="P15" style:family="paragraph" style:parent-style-name="paragraph01">
      <style:text-properties style:text-line-through-style="solid" style:text-line-through-type="single"/>
    </style:style>
    <style:style style:name="P16" style:family="paragraph" style:parent-style-name="Standard" style:list-style-name="L1">
      <style:paragraph-properties fo:margin-top="0.101cm" fo:margin-bottom="0.101cm" style:contextual-spacing="false"/>
      <style:text-properties officeooo:paragraph-rsid="00259b1a"/>
    </style:style>
    <style:style style:name="P17" style:family="paragraph" style:parent-style-name="Standard" style:list-style-name="L1">
      <style:paragraph-properties fo:margin-top="0.101cm" fo:margin-bottom="0.101cm" style:contextual-spacing="false"/>
      <style:text-properties officeooo:rsid="000acb61" officeooo:paragraph-rsid="00259b1a"/>
    </style:style>
    <style:style style:name="P18" style:family="paragraph" style:parent-style-name="body" style:list-style-name="L2"/>
    <style:style style:name="P19" style:family="paragraph" style:parent-style-name="body" style:list-style-name="L3"/>
    <style:style style:name="P20" style:family="paragraph" style:parent-style-name="body" style:list-style-name="L6">
      <style:text-properties officeooo:paragraph-rsid="001090b9"/>
    </style:style>
    <style:style style:name="P21" style:family="paragraph" style:parent-style-name="body" style:list-style-name="L6">
      <style:text-properties officeooo:paragraph-rsid="0014b991"/>
    </style:style>
    <style:style style:name="P22" style:family="paragraph" style:parent-style-name="body" style:list-style-name="L6">
      <style:text-properties style:text-line-through-style="solid" style:text-line-through-type="single" officeooo:rsid="0014b991" officeooo:paragraph-rsid="0014b991"/>
    </style:style>
    <style:style style:name="P23" style:family="paragraph" style:parent-style-name="body" style:list-style-name="L7"/>
    <style:style style:name="P24" style:family="paragraph" style:parent-style-name="body" style:list-style-name="L8"/>
    <style:style style:name="P25" style:family="paragraph" style:parent-style-name="body" style:list-style-name="L9"/>
    <style:style style:name="P26" style:family="paragraph" style:parent-style-name="paragraph01" style:list-style-name="L4">
      <style:text-properties officeooo:paragraph-rsid="0023e19d"/>
    </style:style>
    <style:style style:name="P27" style:family="paragraph" style:parent-style-name="paragraph01" style:list-style-name="L5">
      <style:text-properties officeooo:paragraph-rsid="0023e19d"/>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0" style:family="paragraph">
      <style:paragraph-properties fo:margin-top="0.101cm" fo:margin-bottom="0.101cm"/>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fo:font-weight="bold" officeooo:rsid="00208b3d" style:font-weight-asian="bold" style:font-weight-complex="bold"/>
    </style:style>
    <style:style style:name="T4" style:family="text">
      <style:text-properties fo:font-weight="bold" officeooo:rsid="003369f1" style:font-weight-asian="bold" style:font-weight-complex="bold"/>
    </style:style>
    <style:style style:name="T5" style:family="text">
      <style:text-properties officeooo:rsid="000e7687"/>
    </style:style>
    <style:style style:name="T6" style:family="text">
      <style:text-properties officeooo:rsid="000f1315"/>
    </style:style>
    <style:style style:name="T7" style:family="text">
      <style:text-properties officeooo:rsid="000ff09e"/>
    </style:style>
    <style:style style:name="T8" style:family="text">
      <style:text-properties officeooo:rsid="0013149d"/>
    </style:style>
    <style:style style:name="T9" style:family="text">
      <style:text-properties officeooo:rsid="001c2a73"/>
    </style:style>
    <style:style style:name="T10" style:family="text">
      <style:text-properties officeooo:rsid="00202bd3"/>
    </style:style>
    <style:style style:name="T11" style:family="text">
      <style:text-properties officeooo:rsid="0020513b"/>
    </style:style>
    <style:style style:name="T12" style:family="text">
      <style:text-properties officeooo:rsid="00208b3d"/>
    </style:style>
    <style:style style:name="T13" style:family="text">
      <style:text-properties officeooo:rsid="0021f691"/>
    </style:style>
    <style:style style:name="T14" style:family="text">
      <style:text-properties officeooo:rsid="00259b1a"/>
    </style:style>
    <style:style style:name="T15" style:family="text">
      <style:text-properties officeooo:rsid="002a9ac5"/>
    </style:style>
    <style:style style:name="T16" style:family="text">
      <style:text-properties officeooo:rsid="002c22b6"/>
    </style:style>
    <style:style style:name="T17" style:family="text">
      <style:text-properties officeooo:rsid="002e702c"/>
    </style:style>
    <style:style style:name="T18" style:family="text">
      <style:text-properties fo:font-size="12pt" officeooo:rsid="000a92de" style:font-size-asian="12pt"/>
    </style:style>
    <style:style style:name="T19" style:family="text">
      <style:text-properties fo:font-size="12pt" officeooo:rsid="002e702c" style:font-size-asian="12pt"/>
    </style:style>
    <style:style style:name="T20" style:family="text">
      <style:text-properties officeooo:rsid="002f9fc2"/>
    </style:style>
    <style:style style:name="T21" style:family="text">
      <style:text-properties style:use-window-font-color="true" loext:opacity="0%" officeooo:rsid="00202bd3" fo:background-color="transparent" loext:char-shading-value="0"/>
    </style:style>
    <style:style style:name="T22" style:family="text">
      <style:text-properties officeooo:rsid="003106bf"/>
    </style:style>
    <style:style style:name="T23" style:family="text">
      <style:text-properties officeooo:rsid="0032e36e"/>
    </style:style>
    <style:style style:name="T24" style:family="text">
      <style:text-properties officeooo:rsid="003369f1"/>
    </style:style>
    <style:style style:name="T25" style:family="text">
      <style:text-properties officeooo:rsid="00359d0b"/>
    </style:style>
    <style:style style:name="T26" style:family="text">
      <style:text-properties officeooo:rsid="0035f1bc"/>
    </style:style>
    <style:style style:name="T2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text:span text:style-name="T3">spolku</text:span><text:line-break/>”<text:span text:style-name="T1">Krčín z.s.</text:span>”</text:p>
      <text:p text:style-name="clanek"><text:line-break/><text:span text:style-name="T2">čl. I<text:line-break/>Název a sídlo, působnost a charakter spolku</text:span></text:p>
      <text:p text:style-name="P1"/>
      <text:p text:style-name="P2">1) Název <text:span text:style-name="T12">spolku</text:span> je: ”<text:span text:style-name="T1">Krčín z.s.</text:span><text:span text:style-name="T1"><office:annotation><dc:creator>Jirka Liska</dc:creator><dc:date>2020-10-05T20:07:55.326292175</dc:date><meta:creator-initials>JL</meta:creator-initials><text:p text:style-name="P28"><text:span text:style-name="T27">Jirka souhlasí 05/10/2020</text:span></text:p><text:p text:style-name="P28"><text:span text:style-name="T27">Zdeněk souhlasí 05/10/2020 (alternativní návrh Novohradsko, z.s.</text:span></text:p></office:annotation></text:span>” (dále jen ”<text:span text:style-name="T12">spolek</text:span>”); </text:p>
      <text:p text:style-name="P2">2) Sídlem spolk<text:span text:style-name="T13">u</text:span> je <text:span text:style-name="T15">Vodárenská 1097, 379 01 <text:s/>Třeboň II</text:span></text:p>
      <text:p text:style-name="paragraph01">3) Spolek působí na celém území České republiky, spolek se nečlení na organizační jednotky<text:span text:style-name="T6"> -</text:span> cel<text:span text:style-name="T13">ý</text:span> spolek je místně příslušnou organizační jednotkou<text:span text:style-name="T1">.</text:span></text:p>
      <text:p text:style-name="P14">4) Charakter spolku<text:span text:style-name="T17"> -</text:span> <text:span text:style-name="T17">s</text:span><text:span text:style-name="T1">polek je dobrovolnou organizací , v níž se sdružují zastánci ochrany přírody, krajiny a původního krajinného rázu.</text:span><text:span text:style-name="T20"> Spolek je apolitický.</text:span><text:span text:style-name="T1"> </text:span><text:span text:style-name="T18">Právní poměry spolku upravuje Občanský zákoník a tyto</text:span><text:span text:style-name="T19"> </text:span>stanovy.<office:annotation><dc:creator>Jiri Liska</dc:creator><dc:date>2020-10-06T09:22:21.942000000</dc:date><text:p text:style-name="P31"><text:span text:style-name="T27">upravil Jirka 06/10/20</text:span></text:p></office:annotation></text:p>
      <text:p text:style-name="P2"/>
      <text:p text:style-name="clanek">čl. II<text:line-break/>Cíle činnosti</text:p>
      <text:p text:style-name="P3"/>
      <text:p text:style-name="P5">Cíle spolku jsou: </text:p>
      <text:list xml:id="list3198680452" text:style-name="L1">
        <text:list-item>
          <text:p text:style-name="P16">ochrana přírody a krajiny, což je hlavním posláním spolku</text:p>
        </text:list-item>
        <text:list-item>
          <text:p text:style-name="P16">ochrana životního<office:annotation><dc:creator>Unknown Author</dc:creator><dc:date>2020-10-01T20:27:11.023162773</dc:date><text:p><text:span text:style-name="T27">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 / převzato ze vzoru</text:span></text:p></office:annotation> prostředí<office:annotation><dc:creator>Unknown Author</dc:creator><dc:date>2020-10-01T20:23:49.976664260</dc:date><text:p><text:span text:style-name="T27"><text:s/></text:span><text:span text:style-name="T27">Budete-li chtít, aby se sdružení mohlo účastnit správních řízení, musí mít v části stanov definujících jeho cíle </text:span><text:span text:style-name="T27"><text:line-break/></text:span><text:span text:style-name="T27">— jako hlavní poslání ochranu přírody a krajiny — pro správní řízení, jež se mohou dotýkat ochrany přírody a krajiny (viz § 70 zákona č. 114/1992 Sb. o ochraně přírody a krajiny).</text:span><text:span text:style-name="T27"><text:line-break/></text:span><text:span text:style-name="T27">— jako cíl ochranu životního prostředí — pro správních řízení vedených podle vodního zákona č. 254/2001 Sb. (viz § 115) a zákona č. 153/2000 o nakládání s geneticky modifikovanými organismy a produkty (viz § 12) <text:s/>/ převzato ze vzoru stanov</text:span></text:p></office:annotation> </text:p>
        </text:list-item>
        <text:list-item>
          <text:p text:style-name="P16">ochrana památek, kulturních hodnot a krajinného rázu urbanizované i neurbanizované krajiny;</text:p>
        </text:list-item>
        <text:list-item>
          <text:p text:style-name="P17">budování <text:span text:style-name="T15">a udržování </text:span>přírodě blízkých krajinných prvků - například vodních nádrží, pastvin, sadů</text:p>
        </text:list-item>
        <text:list-item>
          <text:p text:style-name="P17">pořádání kulturních<text:span text:style-name="T15"> a společenských</text:span><text:span text:style-name="T15"><office:annotation><dc:creator>Jirka Liska</dc:creator><dc:date>2020-10-05T20:10:51.540747568</dc:date><meta:creator-initials>JL</meta:creator-initials><text:p text:style-name="P28"><text:span text:style-name="T27">Společenských po konzultaci se Zdeňkem 05/10/2020</text:span></text:p></office:annotation></text:span> akcí</text:p>
        </text:list-item>
        <text:list-item>
          <text:p text:style-name="P16"><text:span text:style-name="T14">správa movitého a nemovitého majetku ve vlastnictví spolku</text:span><text:span text:style-name="T14"><office:annotation><dc:creator>Unknown Author</dc:creator><dc:date>2020-10-04T17:01:35.303679222</dc:date><text:p text:style-name="P28"><text:span text:style-name="T27">Navrhuju přidat. Jirka</text:span></text:p></office:annotation></text:span><text:line-break/></text:p>
        </text:list-item>
      </text:list>
      <text:p text:style-name="clanek">čl. III <text:line-break/>(Náplň a) Formy činnosti</text:p>
      <text:p text:style-name="P4"/>
      <text:p text:style-name="P2">1) Náplň činnosti musí odpovídat cílům spolku.</text:p>
      <text:p text:style-name="P7">2) Hlavním formou dosahování cílů spolku je <text:span text:style-name="T22">vykonávání</text:span> obecně prospěšných činností v oblastech ochrany životního prostředí<text:span text:style-name="T10"> a tvorby krajiny</text:span> , zejména:<office:annotation><dc:creator>Jiri Liska</dc:creator><dc:date>2020-10-01T16:26:13.797000000</dc:date><text:p text:style-name="P30"><text:span text:style-name="T27">(tuto formuli je vhodné uvést z důvodu osvobození od některých správních poplatků — Jde o formulaci, která ve smyslu vyhlášky č. 81/1995 Sb opravňuje k osvobození od správních poplatků za vydání kopií z úředních spisů, ověřování listin a podpisů.</text:span></text:p><text:p text:style-name="P30"><text:span text:style-name="T27"/></text:p><text:p text:style-name="P28"><text:span text:style-name="T27">není nutné tam mít přímo životní prostředí pro osvobození od poplatků - spíš zase pro účast na jednáních, znění zákona pro osvobození od poplatků je toto: založené k poskytování obecně prospěšných činností v oblastech ochrany životního prostředí, ochrany mládeže, ochrany zvířat, sociální péče, zdravotnictví, ochrany života a zdraví osob, kultury, tělovýchovy a sportu, vědy a výzkumu, vzdělávání a výchovy, požární ochrany a ochrany památek se osvobozují od správních poplatků stanovených</text:span></text:p></office:annotation></text:p>
      <text:list xml:id="list2232624836" text:style-name="L2">
        <text:list-item>
          <text:p text:style-name="P18">praktická činnost členů ve spolupráci s orgány ochrany životního prostředí<text:span text:style-name="T10"> a </text:span><text:span text:style-name="T21">památkové péče</text:span></text:p>
        </text:list-item>
        <text:list-item>
          <text:p text:style-name="P18">kooperace s jinými sdruženími majícími za svůj hlavní cíl<text:span text:style-name="T5"> organizování společenských a kulturních akcí.</text:span></text:p>
        </text:list-item>
        <text:list-item>
          <text:p text:style-name="P18">účast při jednáních a řízeních s volenými i správními orgány;</text:p>
        </text:list-item>
        <text:list-item>
          <text:p text:style-name="P18">osvětová činnost.</text:p>
        </text:list-item>
      </text:list>
      <text:p text:style-name="P7"><text:soft-page-break/>3) Další formy a konkretizaci činnosti stanoví členská schůze.</text:p>
      <text:p text:style-name="clanek">čl. IV<text:line-break/>Členství ve spolku</text:p>
      <text:p text:style-name="paragraph01">1) Členem spolku může být jen fyzická osoba starší 18<text:span text:style-name="T6">ti</text:span><text:span text:style-name="T6"><office:annotation><dc:creator>Jirka Liska</dc:creator><dc:date>2020-10-05T20:13:37.021027124</dc:date><meta:creator-initials>JL</meta:creator-initials><text:p text:style-name="P28"><text:span text:style-name="T27">Jirka souhlasí 05/10/2020</text:span></text:p><text:p text:style-name="P28"><text:span text:style-name="T27">Zdeněk souhlasí 05/10/2020</text:span></text:p></office:annotation></text:span> let</text:p>
      <text:p text:style-name="paragraph01">2) Přihlášku ke členství přijímá výbor spolku. Pro přijetí člena je potřeba souhlas <text:span text:style-name="T7">alespoň 3/4 členů spolku</text:span><text:span text:style-name="T7"><office:annotation><dc:creator>Jirka Liska</dc:creator><dc:date>2020-10-05T20:14:38.293043955</dc:date><meta:creator-initials>JL</meta:creator-initials><text:p text:style-name="P28"><text:span text:style-name="T27">Jirka souhlasí 05/10/2020</text:span></text:p><text:p text:style-name="P28"><text:span text:style-name="T27">Zdeněk navrhuje přijímání výborem 05/10/2020 možná ještě prodiskutovat</text:span></text:p></office:annotation></text:span></text:p>
      <text:p text:style-name="P8"><text:span text:style-name="T26">3</text:span>) Členství zaniká </text:p>
      <text:list xml:id="list709614041" text:style-name="L3">
        <text:list-item>
          <text:p text:style-name="P19">doručením písemného oznámení člena o vystoupení výboru spolku;</text:p>
        </text:list-item>
        <text:list-item>
          <text:p text:style-name="P19">rozhodnutím členské schůze o vyloučení;</text:p>
        </text:list-item>
        <text:list-item>
          <text:p text:style-name="P19">nezaplacením členských příspěvků ve dvou po sobě následujících letech;</text:p>
        </text:list-item>
        <text:list-item>
          <text:p text:style-name="P19">úmrtí<text:span text:style-name="T7">m</text:span> člena spolku </text:p>
        </text:list-item>
        <text:list-item>
          <text:p text:style-name="P19">zánikem spolku </text:p>
        </text:list-item>
      </text:list>
      <text:p text:style-name="P13"><text:span text:style-name="T26">4</text:span>) Člen má právo</text:p>
      <text:list xml:id="list1298689376" text:style-name="L4">
        <text:list-item>
          <text:p text:style-name="P26">účastnit se činnosti spolku a jeho orgánů a být o této činnosti informován;</text:p>
        </text:list-item>
        <text:list-item>
          <text:p text:style-name="P26">účastnit se členské schůze, volit orgány spolku a být do nich volen;</text:p>
        </text:list-item>
        <text:list-item>
          <text:p text:style-name="P26">předkládat návrhy, podněty a připomínky k činnosti spolku;</text:p>
        </text:list-item>
        <text:list-item>
          <text:p text:style-name="P26">podílet se na stanovování cílů a forem činnosti spolku;<text:line-break/></text:p>
        </text:list-item>
      </text:list>
      <text:p text:style-name="P13"><text:span text:style-name="T26">5</text:span>) Člen má povinnost</text:p>
      <text:list xml:id="list1112532194" text:style-name="L5">
        <text:list-item>
          <text:p text:style-name="P27">dodržovat tyto stanovy, a jednat v souladu s cíly spolku</text:p>
        </text:list-item>
        <text:list-item>
          <text:p text:style-name="P27">platit členské příspěvky<office:annotation><dc:creator>Jiri Liska</dc:creator><dc:date>2020-10-01T16:57:38.677000000</dc:date><text:p text:style-name="P29"><text:span text:style-name="T27">chceme příspěvky, nechceme příspěvky?</text:span></text:p><text:p text:style-name="P29"><text:span text:style-name="T27"/></text:p><text:p text:style-name="P29"><text:span text:style-name="T27">Členské příspěvky chceme, 300Kč/rok </text:span></text:p><text:p text:style-name="P28"><text:span text:style-name="T27">Jirka souhlasí 05/10/2020</text:span></text:p><text:p text:style-name="P29"><text:span text:style-name="T27">Zdeněk souhlasí 05/10/2020</text:span></text:p></office:annotation></text:p>
        </text:list-item>
      </text:list>
      <text:p text:style-name="paragraph01"><text:span text:style-name="T26">6</text:span>) Členské příspěvky <text:span text:style-name="T25">jsou každoročně stanovovány členskou schůzí.</text:span><office:annotation><dc:creator>Jiri Liska</dc:creator><dc:date>2020-10-01T16:57:17.416000000</dc:date><text:p text:style-name="P29"><text:span text:style-name="T27">je třeba upravit podle příspěvků</text:span></text:p><text:p text:style-name="P28"><text:span text:style-name="T27">Upravil Jirka </text:span></text:p><text:p text:style-name="P28"><text:span text:style-name="T27">Jirka souhlasí 05/10/2020</text:span></text:p><text:p text:style-name="P29"><text:span text:style-name="T27">Zdeněk souhlasí 05/10/2020</text:span></text:p></office:annotation></text:p>
      <text:p text:style-name="clanek">čl. V<text:line-break/>Orgány spolku</text:p>
      <text:p text:style-name="P6">Orgány spolku jsou:</text:p>
      <text:list xml:id="list1152974153" text:style-name="L6">
        <text:list-item>
          <text:p text:style-name="P20">členská schůze</text:p>
        </text:list-item>
        <text:list-item>
          <text:p text:style-name="P21">výbor a předseda spolku<office:annotation><dc:creator>Unknown Author</dc:creator><dc:date>2020-10-01T19:55:34.821829596</dc:date><text:p text:style-name="P28"><text:span text:style-name="T27">Statutární orgán předseda. Zastupuje společnost samostatně. Alespoň do začátku to tak necháme. </text:span></text:p><text:p text:style-name="P28"><text:span text:style-name="T27">Jirka souhlasí 05/10/2020</text:span></text:p><text:p text:style-name="P28"><text:span text:style-name="T27">Zdeněk souhlasí 05/10/2020</text:span></text:p></office:annotation></text:p>
          <text:p text:style-name="P22"><office:annotation office:name="__Annotation__248_2680545547" loext:resolved="false"><dc:creator>Jiri Liska</dc:creator><dc:date>2020-10-05T14:45:24.048000000</dc:date><text:p text:style-name="P28"><text:span text:style-name="T27">Revizora mít nejspíš nemusíme, tak bych to neřešil zatím asi. Navíc by neměl být členem výboru, takže by to musel být někdo čtvrtý. Jirka</text:span></text:p><text:p text:style-name="P28"><text:span text:style-name="T27"/></text:p><text:p text:style-name="P28"><text:span text:style-name="T27">Revizora rušíme, nejsou lidi.</text:span></text:p><text:p text:style-name="P28"><text:span text:style-name="T27">Jirka souhlasí 05/10/2020</text:span></text:p><text:p text:style-name="P28"><text:span text:style-name="T27">Zdeněk souhlasí 05/10/2020</text:span></text:p></office:annotation><office:annotation-end office:name="__Annotation__248_2680545547"/></text:p>
        </text:list-item>
      </text:list>
      <text:p text:style-name="clanek">čl. VI<text:line-break/>Členská schůze</text:p>
      <text:p text:style-name="paragraph01">1) Členská schůze je nejvyšším orgánem spolku; schází se nejméně jednou ročně;</text:p>
      <text:p text:style-name="paragraph01"><text:soft-page-break/>2) Členskou schůzi svolává výbor spolku. Členská schůze je usnášeníschopná, je-li přítomna alespoň polovina členů spolku<office:annotation><dc:creator>Unknown Author</dc:creator><dc:date>2020-10-01T19:58:03.714258933</dc:date><text:p text:style-name="P28"><text:span text:style-name="T27">Ano, to bych udělal, po zkušenostech se včelaři. Může <text:s/>členská schůze rozhodovat per rollam, čili korespondenčně-po mailu, mobilu atd? Bylo by to praktické, ale nesmíme se rozhádat. Jirka</text:span></text:p></office:annotation>; nesejde-li se usnášeníschopná členská schůze, svolá výbor spolku nejpozději do jednoho měsíce (ale ne dříve než za 5 dnů) náhradní členskou schůzi, tato je usnášeníschopná bez ohledu na počet přítomných členů<office:annotation><dc:creator>Unknown Author</dc:creator><dc:date>2020-10-01T19:59:59.693947295</dc:date><text:p text:style-name="P28"><text:span text:style-name="T27">Jo, ne? Asi je to blbost už. Ale zase v případě nějakého úplného rozkladu to dává těm zbylým možnost to celé alespoň zrušit. Jirka</text:span></text:p></office:annotation>. Členská schůze přijímá rozhodnutí hlasováním; pro přijetí rozhodnutí je potřeba souhlas nadpoloviční většiny přítomných členů, pokud tyto stanovy neurčí jinak.</text:p>
      <text:p text:style-name="paragraph01">3) Členskou schůzi svolá výbor spolku také požá<text:span text:style-name="T8">dají-li o to alespoň 3 </text:span><text:s/>člen<text:span text:style-name="T8">ové</text:span> spolku a to ve lhůtě do jednoho měsíce, není-li v žádosti uvedena lhůta pozdější.</text:p>
      <text:p text:style-name="P9">4) Členská schůze</text:p>
      <text:list xml:id="list3856341896" text:style-name="L7">
        <text:list-item>
          <text:p text:style-name="P23">schvaluje stanovy spolku a jejich změny, rozhoduje o zániku spolku; pro přijetí těchto rozhodnutí je potřeba 2/3 <text:span text:style-name="T25">přítomných</text:span> členů spolku<office:annotation><dc:creator>Unknown Author</dc:creator><dc:date>2020-10-01T20:04:12.336785375</dc:date><text:p text:style-name="P28"><text:span text:style-name="T27">Nebo ¾ radši? Jirka</text:span></text:p></office:annotation></text:p>
        </text:list-item>
        <text:list-item>
          <text:p text:style-name="P23">volí výbor spolku</text:p>
        </text:list-item>
        <text:list-item>
          <text:p text:style-name="P23">schvaluje rozpočet, zprávu o činnosti, zprávu o hospodaření za minulé období</text:p>
        </text:list-item>
      </text:list>
      <text:list xml:id="list2017007511" text:style-name="L8">
        <text:list-item>
          <text:p text:style-name="P24">přijímá nové členy a rozhoduje o vyloučení člena;</text:p>
        </text:list-item>
        <text:list-item>
          <text:p text:style-name="P24">určuje formy a konkretizaci činnosti pro další období;</text:p>
        </text:list-item>
        <text:list-item>
          <text:p text:style-name="P24">stanovuje výši členských příspěvků;</text:p>
          <text:p text:style-name="P24"/>
        </text:list-item>
      </text:list>
      <text:p text:style-name="clanek">čl. VII<text:line-break/>Výbor a předseda spolku, jednání jménem spolku</text:p>
      <text:p text:style-name="paragraph01">1) Výbor spolku je tříčlenný, jeho funkčním obdobím je jeden rok. Ze svého středu volí předsedu spolku (ten může být volen i přímo členskou schůzí). Činnost výboru spolku řídí předseda spolku, jeho hlas rozhoduje v případě rovnosti hlasů.<text:span text:style-name="T11"> Výbor je oprávněn hlasovat i formou "per rollam". </text:span></text:p>
      <text:p text:style-name="P12">2) Výbor spolku řídí spolek v období mezi členskými schůzemi. Schůze výboru spolku je volně přístupná členům spolku. Výbor spolku</text:p>
      <text:list xml:id="list1754706066" text:style-name="L9">
        <text:list-item>
          <text:p text:style-name="P25">na nejbližší schůzi projedná věc, požádá-li o to člen spolku;</text:p>
        </text:list-item>
        <text:list-item>
          <text:p text:style-name="P25">připravuje zprávu o činnosti za minulé období, návrh rozpočtu na další období, případné změny stanov, návrh cílů další činnosti<text:span text:style-name="T23">.</text:span></text:p>
        </text:list-item>
      </text:list>
      <text:p text:style-name="P11">3) Předseda spolku je statutárním orgánem spolku; jménem spolku dále jednají výborem písemně pověření členové spolku. Tyto osoby jednají jménem spolku samostatně.<office:annotation><dc:creator>Unknown Author</dc:creator><dc:date>2020-10-01T20:15:53.935903390</dc:date><text:p><text:span text:style-name="T27"><text:s/></text:span><text:span text:style-name="T27">(V hospodářských věcech jedná jménem sdružení samostatně také pokladník sdružení). (opět záleží na Vás, jak toto upravíte — doporučujeme však jednoduchou úpravu) Osoby oprávněné jednat jménem sdružení mohou udělit plnou moc k zastupování další osobě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 /komentář převzatý ze vzoru</text:span></text:p></office:annotation></text:p>
      <text:p text:style-name="clanek"/>
      <text:p text:style-name="clanek"><text:line-break/>čl. <text:span text:style-name="T4">VIII</text:span><text:line-break/>Zásady hospodaření</text:p>
      <text:p text:style-name="paragraph01"><text:line-break/>1) Spolek je neziskovou organizací. Případné příjmy budou tvořit dary, dotace a granty a budou používány na činnost spolku. Dalšími příjmy mohou být příjmy z činnosti, která je v souladu s cíli spolku<text:span text:style-name="T9">. </text:span>Spolek může uzavřít smlouvu o spolupráci s právnickou osobou pro finanční zajištění svých aktivit.</text:p>
      <text:p text:style-name="paragraph01"><text:soft-page-break/>2) Výdaje spolku jsou zaměřeny na uskutečňování cílů spolku v souladu s formami činností podle těchto stanov a rozpočtem spolku.</text:p>
      <text:p text:style-name="clanek">čl. <text:span text:style-name="T4">IX</text:span><text:line-break/>Okolnosti zániku spolku</text:p>
      <text:p text:style-name="paragraph01">V případě zániku <text:span text:style-name="T24">rozhodne členská schůze o vypořádání majetku</text:span><office:annotation><dc:creator>Unknown Author</dc:creator><dc:date>2020-10-01T20:22:13.134883576</dc:date><text:p text:style-name="P28"><text:span text:style-name="T27">Toto bych nějak upravil, třeba že členská schůze rozhodne o rozdělení majetku atd. Tuhle formulaci bych tam nenechával, přijde mi nebezpečná. Jirka</text:span></text:p><text:p text:style-name="P28"><text:span text:style-name="T27"/></text:p><text:p text:style-name="P28"><text:span text:style-name="T27">Rozhodne členská schůze.</text:span></text:p><text:p text:style-name="P28"><text:span text:style-name="T27">Jirka souhlasí 05/10/2020</text:span></text:p><text:p text:style-name="P28"><text:span text:style-name="T27">Zdeněk souhlasí 05/10/2020</text:span></text:p></office:annotation>.</text:p>
      <text:p text:style-name="paragraph01"><text:line-break/><text:line-break/></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cm" fo:margin-right="0cm" fo:margin-top="0.199cm" fo:margin-bottom="0.199cm" style:contextual-spacing="false" fo:line-height="100%" fo:text-indent="0cm" style:auto-text-indent="false" style:page-number="auto">
        <style:tab-stops/>
      </style:paragraph-properties>
    </style:style>
    <style:style style:name="clanek"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body" style:family="paragraph" style:parent-style-name="paragraph01"/>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iri Liska</meta:initial-creator>
    <meta:creation-date>2020-10-01T16:09:23.064000000</meta:creation-date>
    <dc:date>2020-10-06T10:17:51.527000000</dc:date>
    <meta:editing-duration>PT2H39M37S</meta:editing-duration>
    <meta:editing-cycles>42</meta:editing-cycles>
    <meta:generator>LibreOffice/7.0.1.2$Windows_X86_64 LibreOffice_project/7cbcfc562f6eb6708b5ff7d7397325de9e764452</meta:generator>
    <dc:creator>Jiri Liska</dc:creator>
    <meta:document-statistic meta:table-count="0" meta:image-count="0" meta:object-count="0" meta:page-count="4" meta:paragraph-count="69" meta:word-count="783" meta:character-count="4998" meta:non-whitespace-character-count="4297"/>
  </office:meta>
</office:document-meta>
</file>